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A0000003846979CEF2.png" manifest:media-type="image/png"/>
  <manifest:file-entry manifest:full-path="Pictures/100002010000030000000231EDB4B08E.png" manifest:media-type="image/png"/>
  <manifest:file-entry manifest:full-path="Pictures/1000000000000384000001F4CADA1625.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2.25cm"/>
    </style:style>
    <style:style style:name="gr2" style:family="graphic" style:parent-style-name="standard">
      <style:graphic-properties draw:stroke="none" svg:stroke-color="#000000" draw:fill="none" draw:fill-color="#ffffff" draw:auto-grow-height="true" draw:auto-grow-width="false" fo:max-height="0cm" fo:min-height="3.25cm"/>
    </style:style>
    <style:style style:name="gr3" style:family="graphic" style:parent-style-name="standard">
      <style:graphic-properties draw:stroke="none" draw:fill="solid" draw:fill-color="#ffffff" draw:textarea-horizontal-align="center" draw:textarea-vertical-align="middl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2.541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5.08cm"/>
    </style:style>
    <style:style style:name="pr1" style:family="presentation" style:parent-style-name="Default-notes">
      <style:graphic-properties draw:fill-color="#ffffff" draw:auto-grow-height="true" fo:min-height="13.365cm" fo:min-width="16.299cm"/>
    </style:style>
    <style:style style:name="pr2" style:family="presentation" style:parent-style-name="Default-title">
      <style:graphic-properties draw:auto-grow-height="true" fo:min-height="3.506cm" fo:min-width="23.6cm"/>
    </style:style>
    <style:style style:name="pr3" style:family="presentation" style:parent-style-name="Default-outline1">
      <style:graphic-properties fo:min-height="11.93cm" fo:min-width="23.5cm"/>
    </style:style>
    <style:style style:name="pr4" style:family="presentation" style:parent-style-name="Default-notes">
      <style:graphic-properties draw:fill-color="#ffffff" fo:min-height="13.364cm" fo:min-width="16.299cm"/>
    </style:style>
    <style:style style:name="pr5" style:family="presentation" style:parent-style-name="Default-title">
      <style:graphic-properties fo:min-height="3.506cm" fo:min-width="23.6cm"/>
    </style:style>
    <style:style style:name="pr6" style:family="presentation" style:parent-style-name="Default-title">
      <style:graphic-properties draw:auto-grow-height="true" fo:min-height="3.507cm"/>
    </style:style>
    <style:style style:name="pr7" style:family="presentation" style:parent-style-name="Default-outline1">
      <style:graphic-properties fo:min-height="13.609cm" fo:min-width="11.211cm"/>
    </style:style>
    <style:style style:name="pr8" style:family="presentation" style:parent-style-name="Default-notes">
      <style:graphic-properties draw:fill-color="#ffffff" fo:min-height="13.114cm" fo:min-width="16.299cm"/>
    </style:style>
    <style:style style:name="P1" style:family="paragraph">
      <style:paragraph-properties fo:text-align="center"/>
    </style:style>
    <style:style style:name="P2" style:family="paragraph">
      <style:paragraph-properties fo:text-align="center"/>
      <style:text-properties fo:color="#73d216" style:font-name="Bitstream Charter" fo:font-size="70pt" fo:font-weight="bold" style:font-size-asian="70pt" style:font-weight-asian="bold" style:font-size-complex="70pt" style:font-weight-complex="bold"/>
    </style:style>
    <style:style style:name="P3" style:family="paragraph">
      <style:paragraph-properties fo:text-align="center"/>
      <style:text-properties fo:color="#ffffff" style:font-name="Bitstream Charter" fo:font-size="30pt" fo:font-weight="normal" style:font-size-asian="30pt" style:font-weight-asian="normal" style:font-size-complex="30pt" style:font-weight-complex="normal"/>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paragraph-properties fo:text-align="start"/>
    </style:style>
    <style:style style:name="P7" style:family="paragraph">
      <style:paragraph-properties fo:text-align="start"/>
      <style:text-properties fo:color="#73d216" style:font-name="Bitstream Charter" fo:font-size="70pt" fo:font-weight="bold" style:font-size-asian="70pt" style:font-weight-asian="bold" style:font-size-complex="70pt" style:font-weight-complex="bold"/>
    </style:style>
    <style:style style:name="P8" style:family="paragraph">
      <style:paragraph-properties fo:text-align="start"/>
      <style:text-properties fo:color="#ffffff" style:font-name="Bitstream Charter" fo:font-size="30pt" fo:font-weight="normal" style:font-size-asian="30pt" style:font-weight-asian="normal" style:font-size-complex="30pt" style:font-weight-complex="normal"/>
    </style:style>
    <style:style style:name="P9" style:family="paragraph">
      <style:paragraph-properties fo:text-align="end"/>
    </style:style>
    <style:style style:name="P10" style:family="paragraph">
      <style:paragraph-properties fo:text-align="end"/>
      <style:text-properties fo:color="#ffffff" style:font-name="Bitstream Charter" fo:font-size="30pt" fo:font-weight="bold" style:font-size-asian="30pt" style:font-weight-asian="bold" style:font-size-complex="30pt" style:font-weight-complex="bold"/>
    </style:style>
    <style:style style:name="T1" style:family="text">
      <style:text-properties fo:color="#73d216" style:font-name="Bitstream Charter" fo:font-size="70pt" fo:font-weight="bold" style:font-size-asian="70pt" style:font-weight-asian="bold" style:font-size-complex="70pt" style:font-weight-complex="bold"/>
    </style:style>
    <style:style style:name="T2" style:family="text">
      <style:text-properties fo:color="#73d216" style:font-name="Bitstream Charter" fo:font-size="88pt" fo:font-weight="bold" style:font-size-asian="88pt" style:font-weight-asian="bold" style:font-size-complex="88pt" style:font-weight-complex="bold"/>
    </style:style>
    <style:style style:name="T3" style:family="text">
      <style:text-properties fo:color="#ffffff" style:font-name="Bitstream Charter" fo:font-size="30pt" fo:font-weight="bold" style:font-size-asian="30pt" style:font-weight-asian="bold" style:font-size-complex="30pt" style:font-weight-complex="bold"/>
    </style:style>
    <style:style style:name="T4" style:family="text">
      <style:text-properties fo:color="#ffffff" style:font-name="Bitstream Charter" fo:font-size="30pt" fo:font-weight="normal" style:font-size-asian="30pt" style:font-weight-asian="normal" style:font-size-complex="30pt" style:font-weight-complex="normal"/>
    </style:style>
    <style:style style:name="T5" style:family="text">
      <style:text-properties fo:font-size="26pt" style:font-size-asian="26pt" style:font-size-complex="26pt"/>
    </style:style>
    <style:style style:name="T6" style:family="text">
      <style:text-properties fo:font-size="28pt" style:font-size-asian="28pt" style:font-size-complex="28pt"/>
    </style:style>
    <style:style style:name="T7" style:family="text">
      <style:text-properties fo:font-size="20pt"/>
    </style:style>
    <style:style style:name="T8" style:family="text">
      <style:text-properties fo:color="#73d216" style:font-name="Bitstream Charter" fo:font-size="40pt" fo:font-weight="bold" style:font-size-asian="40pt" style:font-weight-asian="bold" style:font-size-complex="40pt" style:font-weight-complex="bold"/>
    </style:style>
    <style:style style:name="T9" style:family="text">
      <style:text-properties fo:color="#ffffff" style:font-name="Bitstream Charter"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12.5cm" svg:x="2cm" svg:y="2cm">
          <draw:text-box>
            <text:p text:style-name="P1"><text:span text:style-name="T1"/></text:p>
            <text:p text:style-name="P1"><text:span text:style-name="T1"/></text:p>
            <text:p text:style-name="P1"><text:span text:style-name="T2">Builder</text:span></text:p>
          </draw:text-box>
        </draw:frame>
        <draw:frame draw:style-name="gr2" draw:text-style-name="P3" draw:layer="layout" svg:width="24cm" svg:height="3.5cm" svg:x="2cm" svg:y="16.5cm">
          <draw:text-box>
            <text:p text:style-name="P1"><text:span text:style-name="T3">李彬</text:span><text:span text:style-name="T3">(Bin Li)</text:span></text:p>
            <text:p text:style-name="P1"><text:span text:style-name="T4">2015.01</text:span></text:p>
          </draw:text-box>
        </draw:frame>
        <draw:g>
          <draw:polygon draw:style-name="gr3" draw:text-style-name="P1" draw:layer="layout" svg:width="0.408cm" svg:height="0.429cm" svg:x="2.274cm" svg:y="1cm" svg:viewBox="0 0 409 430" draw:points="284,0 256,1 230,5 205,11 182,18 160,28 139,40 120,53 103,67 72,100 46,136 26,175 12,215 3,255 0,294 2,331 5,348 10,363 16,378 23,391 32,402 42,412 53,420 65,426 79,429 95,430 111,429 128,426 146,420 164,412 202,391 239,363 275,331 309,294 340,255 366,215 387,175 402,136 406,118 409,100 408,83 406,67 401,53 394,40 383,28 369,18 353,11 333,5 310,1">
            <text:p/>
          </draw:polygon>
          <draw:polygon draw:style-name="gr3" draw:text-style-name="P1" draw:layer="layout" svg:width="0.408cm" svg:height="0.429cm" svg:x="2.274cm" svg:y="1cm" svg:viewBox="0 0 409 430" draw:points="284,0 256,1 230,5 205,11 182,18 160,28 139,40 120,53 103,67 72,100 46,136 26,175 12,215 3,255 0,294 2,331 5,348 10,363 16,378 23,391 32,402 42,412 53,420 65,426 79,429 95,430 111,429 128,426 146,420 164,412 202,391 239,363 275,331 309,294 340,255 366,215 387,175 402,136 406,118 409,100 408,83 406,67 401,53 394,40 383,28 369,18 353,11 333,5 310,1">
            <text:p/>
          </draw:polygon>
          <draw:polygon draw:style-name="gr3" draw:text-style-name="P1" draw:layer="layout" svg:width="0.2cm" svg:height="0.324cm" svg:x="1.967cm" svg:y="1.053cm" svg:viewBox="0 0 201 325" draw:points="88,325 97,324 105,322 114,317 122,311 130,304 139,295 154,273 168,248 179,219 189,188 196,157 200,125 201,95 197,67 194,55 190,43 184,32 177,23 169,15 160,9 149,4 137,1 123,0 108,1 93,4 79,8 66,14 55,21 45,30 35,39 27,49 20,60 15,72 10,85 3,111 0,140 0,169 3,198 10,226 18,252 29,275 42,295 49,303 56,310 64,316 72,320 80,323">
            <text:p/>
          </draw:polygon>
          <draw:polygon draw:style-name="gr3" draw:text-style-name="P1" draw:layer="layout" svg:width="0.2cm" svg:height="0.324cm" svg:x="1.967cm" svg:y="1.053cm" svg:viewBox="0 0 201 325" draw:points="88,325 97,324 105,322 114,317 122,311 130,304 139,295 154,273 168,248 179,219 189,188 196,157 200,125 201,95 197,67 194,55 190,43 184,32 177,23 169,15 160,9 149,4 137,1 123,0 108,1 93,4 79,8 66,14 55,21 45,30 35,39 27,49 20,60 15,72 10,85 3,111 0,140 0,169 3,198 10,226 18,252 29,275 42,295 49,303 56,310 64,316 72,320 80,323">
            <text:p/>
          </draw:polygon>
          <draw:polygon draw:style-name="gr3" draw:text-style-name="P1" draw:layer="layout" svg:width="0.167cm" svg:height="0.245cm" svg:x="1.5cm" svg:y="1.353cm" svg:viewBox="0 0 168 246" draw:points="141,243 146,240 151,235 156,229 159,222 162,214 165,205 168,185 168,162 166,138 162,113 156,89 147,66 137,45 125,27 118,19 111,13 103,8 95,4 87,1 78,0 69,0 60,3 49,7 40,13 30,20 22,28 15,37 10,46 6,55 3,64 0,75 0,85 0,95 1,106 6,126 14,147 25,167 37,186 51,203 66,218 82,230 98,239 106,242 113,244 120,246 127,246 134,245">
            <text:p/>
          </draw:polygon>
          <draw:polygon draw:style-name="gr3" draw:text-style-name="P1" draw:layer="layout" svg:width="0.167cm" svg:height="0.245cm" svg:x="1.5cm" svg:y="1.353cm" svg:viewBox="0 0 168 246" draw:points="141,243 146,240 151,235 156,229 159,222 162,214 165,205 168,185 168,162 166,138 162,113 156,89 147,66 137,45 125,27 118,19 111,13 103,8 95,4 87,1 78,0 69,0 60,3 49,7 40,13 30,20 22,28 15,37 10,46 6,55 3,64 0,75 0,85 0,95 1,106 6,126 14,147 25,167 37,186 51,203 66,218 82,230 98,239 106,242 113,244 120,246 127,246 134,245">
            <text:p/>
          </draw:polygon>
          <draw:polygon draw:style-name="gr3" draw:text-style-name="P1" draw:layer="layout" svg:width="0.171cm" svg:height="0.28cm" svg:x="1.703cm" svg:y="1.17cm" svg:viewBox="0 0 172 281" draw:points="119,281 126,278 132,274 138,269 144,262 149,254 154,245 162,223 168,199 171,172 172,144 171,117 167,90 161,64 152,42 146,32 141,23 133,16 126,10 117,5 108,1 98,0 87,0 76,2 63,6 51,12 40,19 31,27 23,35 16,45 11,54 6,64 3,76 1,87 0,98 0,123 4,147 11,171 20,194 32,216 45,236 59,252 74,266 81,271 89,276 96,279 104,281 111,281">
            <text:p/>
          </draw:polygon>
          <draw:polygon draw:style-name="gr3" draw:text-style-name="P1" draw:layer="layout" svg:width="0.171cm" svg:height="0.28cm" svg:x="1.703cm" svg:y="1.17cm" svg:viewBox="0 0 172 281" draw:points="119,281 126,278 132,274 138,269 144,262 149,254 154,245 162,223 168,199 171,172 172,144 171,117 167,90 161,64 152,42 146,32 141,23 133,16 126,10 117,5 108,1 98,0 87,0 76,2 63,6 51,12 40,19 31,27 23,35 16,45 11,54 6,64 3,76 1,87 0,98 0,123 4,147 11,171 20,194 32,216 45,236 59,252 74,266 81,271 89,276 96,279 104,281 111,281">
            <text:p/>
          </draw:polygon>
          <draw:polygon draw:style-name="gr3" draw:text-style-name="P1" draw:layer="layout" svg:width="0.904cm" svg:height="0.961cm" svg:x="1.599cm" svg:y="1.492cm" svg:viewBox="0 0 905 962" draw:points="624,662 625,680 624,698 621,714 616,729 609,742 605,748 601,753 596,758 591,762 585,767 580,770 573,773 567,775 560,778 553,779 539,780 524,779 508,776 492,770 476,762 459,750 436,731 418,711 406,693 399,675 396,657 398,640 403,623 413,606 426,589 442,573 480,540 580,474 691,404 743,367 791,328 830,285 846,263 859,240 869,217 874,192 876,166 874,139 869,117 859,98 845,79 829,63 809,49 786,37 761,26 733,17 672,5 604,0 532,2 457,12 381,29 308,53 237,85 172,124 115,170 89,195 67,222 47,252 30,283 16,316 7,350 2,375 0,399 1,450 9,502 24,553 45,605 72,656 104,705 141,752 182,795 227,836 275,871 326,902 379,927 434,946 490,957 547,962 576,960 605,955 633,948 662,937 690,925 718,909 744,892 770,872 794,850 816,827 837,801 855,775 871,746 885,716 896,685 904,654 905,642 904,631 902,621 898,613 893,605 886,599 878,593 869,587 858,584 847,580 823,576 796,575 769,576 741,580 714,587 689,595 666,605 656,612 648,618 640,624 633,631 629,638 625,646 624,654">
            <text:p/>
          </draw:polygon>
          <draw:polygon draw:style-name="gr3" draw:text-style-name="P1" draw:layer="layout" svg:width="0.904cm" svg:height="0.961cm" svg:x="1.599cm" svg:y="1.492cm" svg:viewBox="0 0 905 962" draw:points="624,662 625,680 624,698 621,714 616,729 609,742 605,748 601,753 596,758 591,762 585,767 580,770 573,773 567,775 560,778 553,779 539,780 524,779 508,776 492,770 476,762 459,750 436,731 418,711 406,693 399,675 396,657 398,640 403,623 413,606 426,589 442,573 480,540 580,474 691,404 743,367 791,328 830,285 846,263 859,240 869,217 874,192 876,166 874,139 869,117 859,98 845,79 829,63 809,49 786,37 761,26 733,17 672,5 604,0 532,2 457,12 381,29 308,53 237,85 172,124 115,170 89,195 67,222 47,252 30,283 16,316 7,350 2,375 0,399 1,450 9,502 24,553 45,605 72,656 104,705 141,752 182,795 227,836 275,871 326,902 379,927 434,946 490,957 547,962 576,960 605,955 633,948 662,937 690,925 718,909 744,892 770,872 794,850 816,827 837,801 855,775 871,746 885,716 896,685 904,654 905,642 904,631 902,621 898,613 893,605 886,599 878,593 869,587 858,584 847,580 823,576 796,575 769,576 741,580 714,587 689,595 666,605 656,612 648,618 640,624 633,631 629,638 625,646 624,654">
            <text:p/>
          </draw:polygon>
          <draw:path draw:style-name="gr3" draw:text-style-name="P1" draw:layer="layout" svg:width="0.516cm" svg:height="0.615cm" svg:x="3.854cm" svg:y="1.509cm" svg:viewBox="0 0 517 616" svg:d="M250 0l-29 2-26 4-12 3-12 4-12 4-12 5-11 6-10 5-11 7-10 7-10 8-9 8-8 9-9 9-8 11-8 11-7 11-7 12-12 26-10 27-7 30-6 31-3 33-1 35 1 35 3 34 6 31 7 29 10 27 12 26 7 11 7 12 8 10 8 11 9 10 9 9 9 9 11 8 10 7 11 7 11 6 12 6 12 5 12 4 13 3 14 3 27 4 30 1 29-1 28-4 13-3 13-3 13-4 12-5 12-6 11-6 10-7 11-7 10-8 10-9 9-9 9-10 8-11 8-10 7-12 7-11 11-26 10-27 8-29 5-31 4-34v-35-35l-4-33-5-31-8-30-10-27-11-26-7-12-7-11-8-11-8-11-9-9-9-9-10-9-10-8-11-7-10-7-11-6-12-6-12-4-13-4-13-4-13-3-28-4-29-1zM255 111h1 1 1 1 7l7 1 7 1 7 1 6 2 7 2 6 3 6 3 5 3 6 4 5 4 5 5 5 4 4 6 5 6 4 6 8 14 6 14 6 17 5 17 3 19 3 21 1 21 1 23-1 23-1 21-3 21-3 18-5 18-6 16-6 15-8 13-4 6-5 6-4 6-5 5-5 5-5 4-6 4-5 3-6 3-6 3-7 2-6 2-7 2h-7l-7 1h-7-7l-8-1h-7l-6-2-7-2-6-2-6-3-6-3-5-3-6-4-5-4-5-5-5-5-5-6-4-6-4-6-8-13-6-15-6-16-5-18-3-18-3-21-1-21-1-23 1-23 1-21 3-21 3-19 5-17 6-17 6-14 8-14 4-5 4-6 5-6 5-4 4-5 5-4 5-4 6-3 5-3 6-3 6-2 6-2 7-2 6-1 7-1z">
            <text:p/>
          </draw:path>
          <draw:path draw:style-name="gr3" draw:text-style-name="P1" draw:layer="layout" svg:width="0.516cm" svg:height="0.615cm" svg:x="3.854cm" svg:y="1.509cm" svg:viewBox="0 0 517 616" svg:d="M250 0l-29 2-26 4-12 3-12 4-12 4-12 5-11 6-10 5-11 7-10 7-10 8-9 8-8 9-9 9-8 11-8 11-7 11-7 12-12 26-10 27-7 30-6 31-3 33-1 35 1 35 3 34 6 31 7 29 10 27 12 26 7 11 7 12 8 10 8 11 9 10 9 9 9 9 11 8 10 7 11 7 11 6 12 6 12 5 12 4 13 3 14 3 27 4 30 1 29-1 28-4 13-3 13-3 13-4 12-5 12-6 11-6 10-7 11-7 10-8 10-9 9-9 9-10 8-11 8-10 7-12 7-11 11-26 10-27 8-29 5-31 4-34v-35-35l-4-33-5-31-8-30-10-27-11-26-7-12-7-11-8-11-8-11-9-9-9-9-10-9-10-8-11-7-10-7-11-6-12-6-12-4-13-4-13-4-13-3-28-4-29-1zM255 111h1 1 1 1 7l7 1 7 1 7 1 6 2 7 2 6 3 6 3 5 3 6 4 5 4 5 5 5 4 4 6 5 6 4 6 8 14 6 14 6 17 5 17 3 19 3 21 1 21 1 23-1 23-1 21-3 21-3 18-5 18-6 16-6 15-8 13-4 6-5 6-4 6-5 5-5 5-5 4-6 4-5 3-6 3-6 3-7 2-6 2-7 2h-7l-7 1h-7-7l-8-1h-7l-6-2-7-2-6-2-6-3-6-3-5-3-6-4-5-4-5-5-5-5-5-6-4-6-4-6-8-13-6-15-6-16-5-18-3-18-3-21-1-21-1-23 1-23 1-21 3-21 3-19 5-17 6-17 6-14 8-14 4-5 4-6 5-6 5-4 4-5 5-4 5-4 6-3 5-3 6-3 6-2 6-2 7-2 6-1 7-1z">
            <text:p/>
          </draw:path>
          <draw:polygon draw:style-name="gr3" draw:text-style-name="P1" draw:layer="layout" svg:width="0.48cm" svg:height="0.615cm" svg:x="2.762cm" svg:y="1.509cm" svg:viewBox="0 0 481 616" draw:points="481,560 468,570 455,579 440,586 426,593 411,598 396,603 367,609 339,614 313,616 272,616 242,615 213,611 199,608 186,604 173,600 160,596 147,590 136,584 125,577 113,569 103,562 93,553 83,543 74,534 64,523 56,512 48,500 41,488 34,475 29,463 18,435 10,406 4,376 1,343 0,308 1,273 5,240 11,209 18,180 29,153 35,140 42,127 49,115 57,104 65,93 75,82 84,72 95,63 105,54 116,46 127,39 139,32 151,26 163,20 176,16 190,12 218,5 248,1 280,0 304,0 329,3 341,4 352,6 364,9 375,11 387,14 398,17 409,21 420,25 431,29 442,34 452,39 463,44 427,147 416,141 403,135 391,129 379,125 368,122 358,119 348,116 337,114 327,113 316,112 306,111 295,111 276,112 259,114 250,116 242,118 234,121 227,124 220,127 212,131 206,135 199,140 193,144 187,150 181,156 176,162 171,169 166,175 162,183 158,190 151,206 144,224 140,243 137,264 135,285 134,308 135,332 137,353 140,373 144,392 150,409 157,426 161,433 165,440 170,447 174,454 180,460 185,466 191,471 197,476 204,481 210,485 217,489 224,492 232,495 239,498 247,500 255,502 263,504 272,504 289,505 306,505 322,503 336,501 348,498 359,494 369,490 377,485 380,483 383,480 383,378 279,378 279,275 481,275">
            <text:p/>
          </draw:polygon>
          <draw:polygon draw:style-name="gr3" draw:text-style-name="P1" draw:layer="layout" svg:width="0.48cm" svg:height="0.615cm" svg:x="2.762cm" svg:y="1.509cm" svg:viewBox="0 0 481 616" draw:points="481,560 468,570 455,579 440,586 426,593 411,598 396,603 367,609 339,614 313,616 272,616 242,615 213,611 199,608 186,604 173,600 160,596 147,590 136,584 125,577 113,569 103,562 93,553 83,543 74,534 64,523 56,512 48,500 41,488 34,475 29,463 18,435 10,406 4,376 1,343 0,308 1,273 5,240 11,209 18,180 29,153 35,140 42,127 49,115 57,104 65,93 75,82 84,72 95,63 105,54 116,46 127,39 139,32 151,26 163,20 176,16 190,12 218,5 248,1 280,0 304,0 329,3 341,4 352,6 364,9 375,11 387,14 398,17 409,21 420,25 431,29 442,34 452,39 463,44 427,147 416,141 403,135 391,129 379,125 368,122 358,119 348,116 337,114 327,113 316,112 306,111 295,111 276,112 259,114 250,116 242,118 234,121 227,124 220,127 212,131 206,135 199,140 193,144 187,150 181,156 176,162 171,169 166,175 162,183 158,190 151,206 144,224 140,243 137,264 135,285 134,308 135,332 137,353 140,373 144,392 150,409 157,426 161,433 165,440 170,447 174,454 180,460 185,466 191,471 197,476 204,481 210,485 217,489 224,492 232,495 239,498 247,500 255,502 263,504 272,504 289,505 306,505 322,503 336,501 348,498 359,494 369,490 377,485 380,483 383,480 383,378 279,378 279,275 481,275">
            <text:p/>
          </draw:polygon>
          <draw:polygon draw:style-name="gr3" draw:text-style-name="P1" draw:layer="layout" svg:width="0.45cm" svg:height="0.593cm" svg:x="3.332cm" svg:y="1.52cm" svg:viewBox="0 0 451 594" draw:points="0,0 82,0 340,357 340,0 451,0 451,594 369,594 111,237 111,594 0,594">
            <text:p/>
          </draw:polygon>
          <draw:polygon draw:style-name="gr3" draw:text-style-name="P1" draw:layer="layout" svg:width="0.45cm" svg:height="0.593cm" svg:x="3.332cm" svg:y="1.52cm" svg:viewBox="0 0 451 594" draw:points="0,0 82,0 340,357 340,0 451,0 451,594 369,594 111,237 111,594 0,594">
            <text:p/>
          </draw:polygon>
          <draw:polygon draw:style-name="gr3" draw:text-style-name="P1" draw:layer="layout" svg:width="0.635cm" svg:height="0.595cm" svg:x="4.418cm" svg:y="1.52cm" svg:viewBox="0 0 636 596" draw:points="38,0 203,0 317,371 433,0 572,0 636,594 513,594 475,222 359,596 277,596 161,210 123,594 0,594 63,0">
            <text:p/>
          </draw:polygon>
          <draw:polygon draw:style-name="gr3" draw:text-style-name="P1" draw:layer="layout" svg:width="0.635cm" svg:height="0.595cm" svg:x="4.418cm" svg:y="1.52cm" svg:viewBox="0 0 636 596" draw:points="38,0 203,0 317,371 433,0 572,0 636,594 513,594 475,222 359,596 277,596 161,210 123,594 0,594 63,0">
            <text:p/>
          </draw:polygon>
          <draw:polygon draw:style-name="gr3" draw:text-style-name="P1" draw:layer="layout" svg:width="0.357cm" svg:height="0.593cm" svg:x="5.142cm" svg:y="1.52cm" svg:viewBox="0 0 358 594" draw:points="0,0 350,0 350,116 130,116 130,239 299,239 299,342 130,342 130,478 358,478 358,594 0,594">
            <text:p/>
          </draw:polygon>
          <draw:polygon draw:style-name="gr3" draw:text-style-name="P1" draw:layer="layout" svg:width="0.357cm" svg:height="0.593cm" svg:x="5.142cm" svg:y="1.52cm" svg:viewBox="0 0 358 594" draw:points="0,0 350,0 350,116 130,116 130,239 299,239 299,342 130,342 130,478 358,478 358,594 0,594">
            <text:p/>
          </draw:polygon>
        </draw:g>
        <presentation:notes draw:style-name="dp2">
          <draw:page-thumbnail draw:style-name="gr4"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Builder?</text:p>
          </draw:text-box>
        </draw:frame>
        <draw:frame presentation:style-name="pr3" draw:layer="layout" svg:width="24cm" svg:height="12.18cm" svg:x="2cm" svg:y="5.514cm" presentation:class="outline">
          <draw:text-box>
            <text:list text:style-name="L2">
              <text:list-item>
                <text:p><text:s/><text:span text:style-name="T5">GNOME</text:span><text:span text:style-name="T5">集成开发环境</text:span></text:p>
              </text:list-item>
              <text:list-item>
                <text:p><text:span text:style-name="T5"><text:s/></text:span><text:span text:style-name="T5">GNOME</text:span><text:span text:style-name="T5">平台上第一个众筹项目，</text:span><text:span text:style-name="T5">Christian Hurge</text:span><text:span text:style-name="T6">rt</text:span></text:p>
              </text:list-item>
            </text:list>
          </draw:text-box>
        </draw:frame>
        <draw:frame draw:style-name="gr5" draw:text-style-name="P1" draw:layer="layout" svg:width="21cm" svg:height="11.666cm" svg:x="3.6cm" svg:y="9.334cm">
          <draw:image xlink:href="Pictures/1000000000000384000001F4CADA1625.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4" draw:text-style-name="P4" draw:layer="layout" svg:width="16.799cm" svg:height="13.364cm" svg:x="2.1cm" svg:y="14.107cm" presentation:class="notes">
            <draw:text-box>
              <text:p><text:span text:style-name="T7">Gtk</text:span><text:span text:style-name="T7">是用</text:span><text:span text:style-name="T7">C</text:span><text:span text:style-name="T7">语言编写的</text:span><text:span text:style-name="T7">,</text:span><text:span text:style-name="T7">如果你不会</text:span><text:span text:style-name="T7">C</text:span><text:span text:style-name="T7">也没关系针对各个语言我们都做了封装</text:span><text:span text:style-name="T7">,</text:span></text:p>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placeholder="true">
          <draw:text-box/>
        </draw:frame>
        <draw:frame draw:style-name="gr6" draw:text-style-name="P1" draw:layer="layout" svg:width="28.063cm" svg:height="21cm" svg:x="-0.063cm" svg:y="0cm" presentation:class="graphic" presentation:user-transformed="true">
          <draw:image xlink:href="Pictures/100002010000030000000231EDB4B08E.pn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placeholder="true">
          <draw:text-box/>
        </draw:frame>
        <draw:frame draw:style-name="gr6" draw:text-style-name="P1" draw:layer="layout" svg:width="27.644cm" svg:height="17.278cm" svg:x="0.2cm" svg:y="1.722cm" presentation:class="graphic" presentation:user-transformed="true">
          <draw:image xlink:href="Pictures/10000201000005A0000003846979CEF2.pn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新特性</text:p>
          </draw:text-box>
        </draw:frame>
        <draw:frame presentation:style-name="pr3" draw:layer="layout" svg:width="24cm" svg:height="12.18cm" svg:x="2cm" svg:y="5.514cm" presentation:class="outline">
          <draw:text-box>
            <text:list text:style-name="L2">
              <text:list-item>
                <text:p>项目管理，全局搜索，集成UI设计工具</text:p>
              </text:list-item>
              <text:list-item>
                <text:p>帮助文档，自动补全，自动缩进</text:p>
              </text:list-item>
              <text:list-item>
                <text:p>API 快速查询，图形化调试</text:p>
              </text:list-item>
              <text:list-item>
                <text:p>单元测试，版本控制</text:p>
              </text:list-item>
              <text:list-item>
                <text:p>GNOME Shell扩展</text:p>
              </text:list-item>
              <text:list-item>
                <text:p>….</text:p>
              </text:list-item>
            </text:list>
          </draw:text-box>
        </draw:frame>
        <presentation:notes draw:style-name="dp2">
          <draw:page-thumbnail draw:style-name="gr4" draw:layer="layout" svg:width="14.848cm" svg:height="11.135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4.1cm" svg:height="3.507cm" svg:x="1.95cm" svg:y="1.337cm" presentation:class="title" presentation:user-transformed="true">
          <draw:text-box>
            <text:p>参考链接与图片链接</text:p>
          </draw:text-box>
        </draw:frame>
        <draw:frame presentation:style-name="pr7" draw:layer="layout" svg:width="24cm" svg:height="13.859cm" svg:x="2cm" svg:y="5.514cm" presentation:class="outline" presentation:user-transformed="true">
          <draw:text-box>
            <text:list text:style-name="L2">
              <text:list-item>
                <text:list>
                  <text:list-item>
                    <text:p text:style-name="P5">https://www.indiegogo.com/projects/builder-an-ide-of-our-gnome</text:p>
                  </text:list-item>
                  <text:list-item>
                    <text:p text:style-name="P5">https://wiki.gnome.org/Apps/Builder</text:p>
                  </text:list-item>
                  <text:list-item>
                    <text:p text:style-name="P5">http://www.gnome.org/news/2015/01/interview-with-christian-hergert-about-builder-an-ide-for-gnome-2/</text:p>
                    <text:p text:style-name="P5"/>
                  </text:list-item>
                </text:list>
              </text:list-item>
            </text:list>
          </draw:text-box>
        </draw:frame>
        <presentation:notes draw:style-name="dp2">
          <draw:page-thumbnail draw:style-name="gr4" draw:layer="layout" svg:width="14.848cm" svg:height="11.135cm" svg:x="3.075cm" svg:y="2.257cm" draw:page-number="6" presentation:class="page"/>
          <draw:frame presentation:style-name="pr1" draw:text-style-name="P4" draw:layer="layout" svg:width="16.799cm" svg:height="13.365cm" svg:x="2.1cm" svg:y="14.107cm" presentation:class="notes" presentation:placeholder="true">
            <draw:text-box/>
          </draw:frame>
        </presentation:notes>
      </draw:page>
      <draw:page draw:name="page7" draw:style-name="dp1" draw:master-page-name="Default">
        <office:forms form:automatic-focus="false" form:apply-design-mode="false"/>
        <draw:frame draw:style-name="gr7" draw:text-style-name="P7" draw:layer="layout" svg:width="24.5cm" svg:height="3.214cm" svg:x="1cm" svg:y="2.488cm">
          <draw:text-box>
            <text:p text:style-name="P6"><text:span text:style-name="T1">Thank you!</text:span></text:p>
          </draw:text-box>
        </draw:frame>
        <draw:frame draw:style-name="gr8" draw:text-style-name="P8" draw:layer="layout" svg:width="19cm" svg:height="2.791cm" svg:x="1.3cm" svg:y="5.509cm">
          <draw:text-box>
            <text:p text:style-name="P6"><text:span text:style-name="T4">Bin Li</text:span></text:p>
            <text:p text:style-name="P6"><text:span text:style-name="T4">binli@gnome.org</text:span></text:p>
          </draw:text-box>
        </draw:frame>
        <draw:frame draw:style-name="gr9" draw:text-style-name="P10" draw:layer="layout" svg:width="24.4cm" svg:height="5.33cm" svg:x="2.1cm" svg:y="12.835cm">
          <draw:text-box>
            <text:p text:style-name="P9"><text:span text:style-name="T8"/></text:p>
            <text:p text:style-name="P9"><text:span text:style-name="T9"><text:a xlink:href="http://www.bjgug.org/" xlink:type="simple">www.bjgug.org</text:a></text:span></text:p>
            <text:p text:style-name="P9"><text:span text:style-name="T9">微博</text:span><text:span text:style-name="T9">: bjgug</text:span></text:p>
          </draw:text-box>
        </draw:frame>
        <presentation:notes draw:style-name="dp2">
          <draw:page-thumbnail draw:style-name="gr4" draw:layer="layout" svg:width="14.848cm" svg:height="11.135cm" svg:x="3.075cm" svg:y="2.257cm" draw:page-number="7" presentation:class="page"/>
          <draw:frame presentation:style-name="pr8" draw:text-style-name="P4" draw:layer="layout" svg:width="28.717cm" svg:height="13.114cm" svg:x="-3.85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top" draw:auto-grow-width="true" fo:padding-top="0.125cm" fo:padding-bottom="0.125cm" fo:padding-left="0.25cm" fo:padding-right="0.25cm" draw:shadow="hidden" draw:shadow-offset-x="0.3cm" draw:shadow-offset-y="0.3cm" draw:shadow-color="#80808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Bitstream Charter"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style:font-name="Bitstream Charter"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ffffff" style:font-name="Bitstream Charter"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ffffff" style:font-name="Bitstream Charter"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3.288cm" svg:height="1.484cm" svg:x="2.913cm" svg:y="0cm" presentation:class="header">
        <draw:text-box>
          <text:p text:style-name="MP1"><text:span text:style-name="MT1"><presentation:header/></text:span></text:p>
        </draw:text-box>
      </draw:frame>
      <draw:frame draw:style-name="Mgr2" draw:text-style-name="MP2" draw:layer="backgroundobjects" svg:width="4.033cm" svg:height="1.484cm" svg:x="14.427cm" svg:y="0cm" presentation:class="date-time">
        <draw:text-box>
          <text:p text:style-name="MP2"><text:span text:style-name="MT1"><presentation:date-time/></text:span></text:p>
        </draw:text-box>
      </draw:frame>
      <draw:frame draw:style-name="Mgr3" draw:text-style-name="MP1" draw:layer="backgroundobjects" svg:width="3.042cm" svg:height="1.484cm" svg:x="3.035cm" svg:y="28.215cm" presentation:class="footer">
        <draw:text-box>
          <text:p text:style-name="MP1"><text:span text:style-name="MT1"><presentation:footer/></text:span></text:p>
        </draw:text-box>
      </draw:frame>
      <draw:frame draw:style-name="Mgr4" draw:text-style-name="MP2" draw:layer="backgroundobjects" svg:width="3.487cm" svg:height="1.484cm" svg:x="14.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T13H3M21S</meta:editing-duration>
    <meta:editing-cycles>72</meta:editing-cycles>
    <dc:date>2015-01-16T15:19:16.956774174</dc:date>
    <dc:creator>Bin Li</dc:creator>
    <meta:generator>LibreOffice/4.3.3.2$Linux_X86_64 LibreOffice_project/430m0$Build-2</meta:generator>
    <meta:document-statistic meta:object-count="72"/>
  </office:meta>
</office:document-meta>
</file>